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ollkorn" svg:font-family="Vollkor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color="#000000" draw:marker-end="Linienspitzen_20_2" draw:marker-end-width="0.3cm" draw:stroke-linejoin="none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1cm" fo:min-width="0.88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9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7cm" fo:min-width="1.06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6cm" fo:min-width="0.7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6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7cm" fo:min-width="0.6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7cm" fo:min-width="0.65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7cm" fo:min-width="0.70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3cm" fo:min-width="6.48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Vollkorn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style:font-name="Vollkorn"/>
    </style:style>
    <style:style style:name="P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style:font-name="Vollkorn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Vollkorn"/>
    </style:style>
    <style:style style:name="T3" style:family="text">
      <style:text-properties style:text-position="-8% 58%" style:font-name="Vollkorn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measurelines" svg:x1="21.382cm" svg:y1="13.608cm" svg:x2="19.911cm" svg:y2="15.086cm">
          <text:p/>
        </draw:line>
        <draw:line draw:style-name="gr1" draw:text-style-name="P1" draw:layer="measurelines" svg:x1="21.984cm" svg:y1="13.541cm" svg:x2="23.656cm" svg:y2="15.221cm">
          <text:p/>
        </draw:line>
        <draw:line draw:style-name="gr1" draw:text-style-name="P1" draw:layer="measurelines" svg:x1="23.636cm" svg:y1="11.659cm" svg:x2="24.994cm" svg:y2="12.667cm">
          <text:p/>
        </draw:line>
        <draw:line draw:style-name="gr1" draw:text-style-name="P1" draw:layer="measurelines" svg:x1="23.299cm" svg:y1="11.659cm" svg:x2="21.65cm" svg:y2="13.339cm">
          <text:p/>
        </draw:line>
        <draw:line draw:style-name="gr1" draw:text-style-name="P1" draw:layer="measurelines" svg:x1="21.315cm" svg:y1="9.644cm" svg:x2="23.321cm" svg:y2="11.324cm">
          <text:p/>
        </draw:line>
        <draw:line draw:style-name="gr1" draw:text-style-name="P1" draw:layer="measurelines" svg:x1="20.278cm" svg:y1="9.744cm" svg:x2="18.8cm" svg:y2="11.35cm">
          <text:p/>
        </draw:line>
        <draw:line draw:style-name="gr1" draw:text-style-name="P1" draw:layer="measurelines" svg:x1="6.5cm" svg:y1="11.5cm" svg:x2="3.663cm" svg:y2="14.775cm">
          <text:p/>
        </draw:line>
        <draw:line draw:style-name="gr1" draw:text-style-name="P1" draw:layer="measurelines" svg:x1="7.8cm" svg:y1="13.5cm" svg:x2="7.8cm" svg:y2="14.75cm">
          <text:p/>
        </draw:line>
        <draw:line draw:style-name="gr1" draw:text-style-name="P1" draw:layer="measurelines" svg:x1="6.75cm" svg:y1="11.5cm" svg:x2="7.5cm" svg:y2="12.5cm">
          <text:p/>
        </draw:line>
        <draw:line draw:style-name="gr1" draw:text-style-name="P1" draw:layer="measurelines" svg:x1="10.5cm" svg:y1="8.25cm" svg:x2="11cm" svg:y2="11cm">
          <text:p/>
        </draw:line>
        <draw:line draw:style-name="gr1" draw:text-style-name="P1" draw:layer="measurelines" svg:x1="9.556cm" svg:y1="8.234cm" svg:x2="6.75cm" svg:y2="11.25cm">
          <text:p/>
        </draw:line>
        <draw:line draw:style-name="gr1" draw:text-style-name="P1" draw:layer="measurelines" svg:x1="13.557cm" svg:y1="3.261cm" svg:x2="13.5cm" svg:y2="5cm">
          <text:p/>
        </draw:line>
        <draw:line draw:style-name="gr1" draw:text-style-name="P1" draw:layer="measurelines" svg:x1="13.223cm" svg:y1="5.277cm" svg:x2="10.548cm" svg:y2="7.225cm">
          <text:p/>
        </draw:line>
        <draw:line draw:style-name="gr1" draw:text-style-name="P1" draw:layer="measurelines" svg:x1="13.892cm" svg:y1="5.277cm" svg:x2="20.245cm" svg:y2="8.569cm">
          <text:p/>
        </draw:line>
        <draw:frame draw:style-name="gr2" draw:text-style-name="P2" draw:layer="measurelines" svg:width="1.385cm" svg:height="2.061cm" svg:x="9.75cm" svg:y="6.939cm">
          <draw:text-box>
            <text:p><text:span text:style-name="T1">β</text:span></text:p>
          </draw:text-box>
        </draw:frame>
        <draw:line draw:style-name="gr1" draw:text-style-name="P1" draw:layer="measurelines" svg:x1="11cm" svg:y1="11.25cm" svg:x2="11cm" svg:y2="13cm">
          <text:p/>
        </draw:line>
        <draw:frame draw:style-name="gr3" draw:text-style-name="P3" draw:layer="measurelines" svg:width="2.128cm" svg:height="1.599cm" svg:x="10.55cm" svg:y="13.1cm">
          <draw:text-box>
            <text:p><text:span text:style-name="T2">U</text:span><text:span text:style-name="T3">1</text:span></text:p>
          </draw:text-box>
        </draw:frame>
        <draw:frame draw:style-name="gr4" draw:text-style-name="P3" draw:layer="measurelines" svg:width="1.826cm" svg:height="1.527cm" svg:x="7.175cm" svg:y="12.422cm">
          <draw:text-box>
            <text:p><text:span text:style-name="T2">N</text:span><text:span text:style-name="T3">1</text:span></text:p>
          </draw:text-box>
        </draw:frame>
        <draw:frame draw:style-name="gr5" draw:text-style-name="P3" draw:layer="measurelines" svg:width="1.566cm" svg:height="1.527cm" svg:x="7.257cm" svg:y="14.751cm">
          <draw:text-box>
            <text:p><text:span text:style-name="T2">N</text:span><text:span text:style-name="T3">2</text:span></text:p>
          </draw:text-box>
        </draw:frame>
        <draw:frame draw:style-name="gr6" draw:text-style-name="P3" draw:layer="measurelines" svg:width="1.295cm" svg:height="1.526cm" svg:x="2.85cm" svg:y="14.794cm">
          <draw:text-box>
            <text:p><text:span text:style-name="T2">D</text:span></text:p>
          </draw:text-box>
        </draw:frame>
        <draw:frame draw:style-name="gr7" draw:text-style-name="P3" draw:layer="measurelines" svg:width="1.843cm" svg:height="1.526cm" svg:x="16.607cm" svg:y="13.074cm">
          <draw:text-box>
            <text:p><text:span text:style-name="T2">U</text:span><text:span text:style-name="T3">2</text:span></text:p>
          </draw:text-box>
        </draw:frame>
        <draw:frame draw:style-name="gr8" draw:text-style-name="P3" draw:layer="measurelines" svg:width="1.172cm" svg:height="1.68cm" svg:x="24.924cm" svg:y="12.5cm">
          <draw:text-box>
            <text:p><text:span text:style-name="T2">P</text:span></text:p>
          </draw:text-box>
        </draw:frame>
        <draw:frame draw:style-name="gr9" draw:text-style-name="P3" draw:layer="measurelines" svg:width="1.181cm" svg:height="1.527cm" svg:x="18.997cm" svg:y="14.884cm">
          <draw:text-box>
            <text:p><text:span text:style-name="T2">E</text:span></text:p>
          </draw:text-box>
        </draw:frame>
        <draw:line draw:style-name="gr1" draw:text-style-name="P1" draw:layer="measurelines" svg:x1="24cm" svg:y1="15.5cm" svg:x2="25.5cm" svg:y2="17cm">
          <text:p/>
        </draw:line>
        <draw:line draw:style-name="gr1" draw:text-style-name="P1" draw:layer="measurelines" svg:x1="23.476cm" svg:y1="15.556cm" svg:x2="22cm" svg:y2="17cm">
          <text:p/>
        </draw:line>
        <draw:frame draw:style-name="gr10" draw:text-style-name="P3" draw:layer="measurelines" svg:width="1.157cm" svg:height="1.527cm" svg:x="21.325cm" svg:y="16.873cm">
          <draw:text-box>
            <text:p><text:span text:style-name="T2">L</text:span></text:p>
          </draw:text-box>
        </draw:frame>
        <draw:frame draw:style-name="gr11" draw:text-style-name="P3" draw:layer="measurelines" svg:width="1.209cm" svg:height="1.527cm" svg:x="25.291cm" svg:y="16.973cm">
          <draw:text-box>
            <text:p><text:span text:style-name="T2">B</text:span></text:p>
          </draw:text-box>
        </draw:frame>
        <draw:frame draw:style-name="gr12" draw:text-style-name="P4" draw:layer="layout" svg:width="6.985cm" svg:height="1.293cm" svg:x="11.18cm" svg:y="1.85cm">
          <draw:text-box>
            <text:p><text:span text:style-name="T4">Yogatattvabindu </text:span></text:p>
          </draw:text-box>
        </draw:frame>
        <draw:line draw:style-name="gr1" draw:text-style-name="P1" draw:layer="layout" svg:x1="18.65cm" svg:y1="11.5cm" svg:x2="17.25cm" svg:y2="13cm">
          <text:p/>
        </draw:line>
        <draw:frame draw:style-name="gr2" draw:text-style-name="P2" draw:layer="layout" svg:width="1.385cm" svg:height="2.061cm" svg:x="20.365cm" svg:y="8.5cm">
          <draw:text-box>
            <text:p><text:span text:style-name="T1">γ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Vollkorn" svg:font-family="Vollko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18T11:21:52.962514241</meta:creation-date>
    <meta:editing-duration>PT18H53M19S</meta:editing-duration>
    <meta:editing-cycles>27</meta:editing-cycles>
    <meta:generator>LibreOffice/7.3.7.2$Linux_X86_64 LibreOffice_project/30$Build-2</meta:generator>
    <dc:date>2025-01-15T18:06:30.604952212</dc:date>
    <meta:document-statistic meta:object-count="30"/>
  </office:meta>
</office:document-meta>
</file>